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0f996a" officeooo:paragraph-rsid="000f996a" style:font-size-asian="12pt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996a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4</text:span></text:p>
      <text:p text:style-name="P3"/>
      <text:p text:style-name="P2">Gerealiseerd vorige week:</text:p>
      <text:p text:style-name="P3"/>
      <text:p text:style-name="P3"/>
      <text:p text:style-name="P7">– Afwerken weerbericht app in python</text:p>
      <text:p text:style-name="P7"/>
      <text:p text:style-name="P7">– Maken van universele SIM-KNX communicatie klasse voor python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6-12T11:06:26.450308842</dc:date>
    <meta:editing-duration>PT19M8S</meta:editing-duration>
    <meta:generator>LibreOffice/5.3.3.2$Linux_X86_64 LibreOffice_project/30m0$Build-2</meta:generator>
    <meta:document-statistic meta:table-count="0" meta:image-count="2" meta:object-count="0" meta:page-count="2" meta:paragraph-count="17" meta:word-count="55" meta:character-count="484" meta:non-whitespace-character-count="434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